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24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1.7835in" svg:y="0.0807in" svg:width="3.3583in" svg:height="4.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18T20:15:07.88</meta:creation-date>
    <meta:generator>OpenOffice/4.1.2$Win32 OpenOffice.org_project/412m3$Build-9782</meta:generator>
    <dc:date>2022-01-05T13:31:28.78</dc:date>
    <dc:creator>James Lombardi</dc:creator>
    <meta:editing-duration>PT3M13S</meta:editing-duration>
    <meta:editing-cycles>4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7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table:style-name="ce1" office:value-type="string">
            <text:p>Table 2. Orbital radii and masses of satellites of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Neptune. The list includes all satellites in the group 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nearest to Neptune most of which are regular 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satellites. <text:s/>Rings are not included.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2">
          <table:table-cell table:style-name="ce3" office:value-type="string">
            <text:p><text:s/></text:p>
          </table:table-cell>
          <table:table-cell table:style-name="Default"/>
          <table:table-cell office:value-type="string">
            <text:p><text:s text:c="2"/>Orbital Radius</text:p>
          </table:table-cell>
          <table:table-cell office:value-type="string">
            <text:p><text:s text:c="7"/>Mass<text:span text:style-name="T3">a</text:span></text:p>
          </table:table-cell>
        </table:table-row>
        <table:table-row table:style-name="ro3">
          <table:table-cell table:style-name="ce3" office:value-type="string">
            <text:p><text:s/><text:span text:style-name="T1"><text:s/></text:span><text:span text:style-name="T1">i</text:span> </text:p>
          </table:table-cell>
          <table:table-cell table:style-name="Default"/>
          <table:table-cell office:value-type="string">
            <text:p><text:s text:c="7"/><text:span text:style-name="T4">R</text:span><text:span text:style-name="T5">ni</text:span><text:span text:style-name="T3">a</text:span></text:p>
          </table:table-cell>
          <table:table-cell office:value-type="string">
            <text:p><text:s text:c="2"/>(10<text:span text:style-name="T3">17</text:span> kg)</text:p>
          </table:table-cell>
        </table:table-row>
        <table:table-row table:style-name="ro4">
          <table:table-cell office:value-type="string">
            <text:p><text:s text:c="2"/>3&amp;4</text:p>
          </table:table-cell>
          <table:table-cell table:style-name="ce4" office:value-type="string">
            <text:p>Naiad </text:p>
          </table:table-cell>
          <table:table-cell table:style-name="ce2" office:value-type="string">
            <text:p><text:s text:c="8"/>1.948 <text:s text:c="7"/>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<text:s text:c="2"/>5&amp;6</text:p>
          </table:table-cell>
          <table:table-cell table:style-name="ce4" office:value-type="string">
            <text:p>Thalassa </text:p>
          </table:table-cell>
          <table:table-cell table:style-name="ce2" office:value-type="string">
            <text:p><text:s text:c="8"/>2.022 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<text:s text:c="4"/>7</text:p>
          </table:table-cell>
          <table:table-cell table:style-name="ce4" office:value-type="string">
            <text:p>Despina </text:p>
          </table:table-cell>
          <table:table-cell table:style-name="ce2" office:value-type="string">
            <text:p><text:s text:c="8"/>2.121 <text:s text:c="7"/>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<text:s text:c="3"/>11</text:p>
          </table:table-cell>
          <table:table-cell table:style-name="ce4" office:value-type="string">
            <text:p>Galatea </text:p>
          </table:table-cell>
          <table:table-cell table:style-name="ce2" office:value-type="string">
            <text:p><text:s text:c="8"/>2.502 </text:p>
          </table:table-cell>
          <table:table-cell office:value-type="float" office:value="40">
            <text:p>40</text:p>
          </table:table-cell>
        </table:table-row>
        <table:table-row table:style-name="ro4">
          <table:table-cell office:value-type="string">
            <text:p>13&amp;14</text:p>
          </table:table-cell>
          <table:table-cell table:style-name="ce4" office:value-type="string">
            <text:p>Larissa </text:p>
          </table:table-cell>
          <table:table-cell table:style-name="ce2" office:value-type="string">
            <text:p><text:s text:c="8"/>2.970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string">
            <text:p><text:s text:c="3"/>15</text:p>
          </table:table-cell>
          <table:table-cell table:style-name="ce4" office:value-type="string">
            <text:p>Hippocamp </text:p>
          </table:table-cell>
          <table:table-cell table:style-name="ce2" office:value-type="string">
            <text:p><text:s text:c="8"/>4.252 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 office:value-type="string">
            <text:p><text:s text:c="3"/>16</text:p>
          </table:table-cell>
          <table:table-cell table:style-name="ce4" office:value-type="string">
            <text:p>Proteus </text:p>
          </table:table-cell>
          <table:table-cell table:style-name="ce2" office:value-type="string">
            <text:p><text:s text:c="8"/>4.751 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<text:span text:style-name="T2"><text:s text:c="5"/></text:span><text:span text:style-name="T2">__</text:span></text:p>
          </table:table-cell>
          <table:table-cell office:value-type="string">
            <text:p>Triton<text:span text:style-name="T3">b</text:span></text:p>
          </table:table-cell>
          <table:table-cell table:style-name="ce2" office:value-type="string">
            <text:p><text:s text:c="6"/>14.328 </text:p>
          </table:table-cell>
          <table:table-cell office:value-type="float" office:value="214000">
            <text:p>214000</text:p>
          </table:table-cell>
        </table:table-row>
        <table:table-row table:style-name="ro2">
          <table:table-cell office:value-type="string">
            <text:p><text:span text:style-name="T2"><text:s text:c="5"/></text:span><text:span text:style-name="T2">__</text:span></text:p>
          </table:table-cell>
          <table:table-cell office:value-type="string">
            <text:p>Nereid<text:span text:style-name="T3">b</text:span></text:p>
          </table:table-cell>
          <table:table-cell table:style-name="ce2" office:value-type="string">
            <text:p><text:s text:c="6"/>222.67 <text:s/>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3"/>
          <table:table-cell table:style-name="ce1"/>
        </table:table-row>
        <table:table-row table:style-name="ro2">
          <table:table-cell table:style-name="ce1" office:value-type="string">
            <text:p><text:span text:style-name="T3">a</text:span>NASA(2021)</text:p>
          </table:table-cell>
          <table:table-cell table:number-columns-repeated="2"/>
          <table:table-cell table:style-name="ce1"/>
        </table:table-row>
        <table:table-row table:style-name="ro2">
          <table:table-cell table:style-name="ce1" office:value-type="string">
            <text:p><text:span text:style-name="T3">b</text:span>Triton and Nereid are irregular satellites. Their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<text:s/>orbital plane is not aligned with the orbital plan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<text:s/>of the regular satellites.</text:p>
          </table:table-cell>
          <table:table-cell table:number-columns-repeated="2"/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